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</office:automatic-styles>
  <office:body>
    <office:text>
      <text:p text:style-name="Title">Readme.rmd</text:p>
      <text:p text:style-name="Author">Sergio Pedro R Oliveira</text:p>
      <text:p text:style-name="Date">2022-03-04</text:p>
      <text:h text:style-name="Heading_20_1" text:outline-level="1"><text:bookmark-start text:name="objetivo"/>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-1---instalação-do-r-e-rstudio"/>Cap 1 - Instalação do R e Rstudio<text:line-break/><text:bookmark-end text:name="cap-1---instalação-do-r-e-rstudio"/></text:h>
      <text:h text:style-name="Heading_20_2" text:outline-level="2"><text:bookmark-start text:name="cap-2---pacote-base-e-funções-estatísticas-básicas"/>Cap 2 - Pacote base e funções estatísticas básicas<text:line-break/><text:bookmark-end text:name="cap-2---pacote-base-e-funções-estatísticas-básicas"/></text:h>
      <text:h text:style-name="Heading_20_2" text:outline-level="2"><text:bookmark-start text:name="cap-3---principais-pacotes"/>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2" text:outline-level="2"><text:bookmark-start text:name="cap-4---r-markdown"/>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H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2" text:outline-level="2"><text:bookmark-start text:name="cap-5---pacotes-do-tidyverse-e-identificandomudando-tipos-de-variaveis"/>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cap-6---pacote-data.table"/>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ap-7---gráficos-basicos-e-pacote-ggplot2"/>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  <text:list text:style-name="L27">
            <text:list-item>
              <text:p text:style-name="P27">Gráfico de barras<text:line-break/></text:p>
            </text:list-item>
            <text:list-item>
              <text:p text:style-name="P27">Gráfico circular (pizza)<text:line-break/></text:p>
            </text:list-item>
            <text:list-item>
              <text:p text:style-name="P27">Gráfico de linhas<text:line-break/></text:p>
            </text:list-item>
            <text:list-item>
              <text:p text:style-name="P27">Gráfico de dispersão<text:line-break/></text:p>
            </text:list-item>
            <text:list-item>
              <text:p text:style-name="P27">Histograma<text:line-break/></text:p>
            </text:list-item>
            <text:list-item>
              <text:p text:style-name="P27">Boxplot (diagrama de caixa)<text:line-break/></text:p>
            </text:list-item>
          </text:list>
        </text:list-item>
        <text:list-item>
          <text:p text:style-name="P26">Pacote <text:span text:style-name="T1">ggplot2</text:span><text:line-break/>Constroi diversos tipos de graficos a partir da mesma estrutura de componentes.<text:line-break/>- <text:span text:style-name="T2">data</text:span>: referente ao banco de dados.<text:line-break/>- <text:span text:style-name="T2">geom_forma</text:span>: um rol de tipos possiveis de representação dos dados.<text:line-break/>- <text:span text:style-name="T2">coord_system</text:span>: referente ao sistema de coordenadas, que podem ser cartesianas, polares e projeção de mapas.<text:line-break/></text:p>
          <text:list>
            <text:list-item>
              <text:p text:style-name="P27">O que precisa para fazer o grafico?<text:line-break/></text:p>
            </text:list-item>
            <text:list-item>
              <text:p text:style-name="P27">Quais formatos podemos utilizar no ggplot2 - geom_forma?<text:line-break/></text:p>
            </text:list-item>
          </text:list>
        </text:list-item>
      </text:list>
      <text:p text:style-name="P28">## <text:s text:c="44"/>forma</text:p>
      <text:p text:style-name="P29">## 1 <text:s text:c="23"/>geom_area ou geom_ribbon</text:p>
      <text:p text:style-name="P30">## 2 <text:s text:c="27"/>geom_bar ou geom_col</text:p>
      <text:p text:style-name="P31">## 3 <text:s text:c="27"/>geom_bar+coord_polar</text:p>
      <text:p text:style-name="P32">## 4 <text:s text:c="35"/>geom_boxplot</text:p>
      <text:p text:style-name="P33">## 5 <text:s text:c="37"/>geom_curve</text:p>
      <text:p text:style-name="P34">## 6 <text:s text:c="35"/>geom_density</text:p>
      <text:p text:style-name="P35">## 7 <text:s text:c="35"/>geom_dotplot</text:p>
      <text:p text:style-name="P36">## 8 <text:s text:c="33"/>geom_histogram</text:p>
      <text:p text:style-name="P37">## 9 <text:s text:c="1"/>geom_line, geom_abline, geom_hline, geom_vline</text:p>
      <text:p text:style-name="P38">## 10 <text:s text:c="36"/>geom_point</text:p>
      <text:p text:style-name="P39">## 11 <text:s text:c="23"/>geom_qq ou geom_qq_line</text:p>
      <text:p text:style-name="P40">## 12 <text:s text:c="11"/>geom_tile, geom_rect ou geom_raster</text:p>
      <text:p text:style-name="P41">## 13 <text:s text:c="35"/>geom_violin</text:p>
      <text:p text:style-name="P42">## <text:s text:c="55"/>tipo_de_grafico</text:p>
      <text:p text:style-name="P43">## 1 <text:s text:c="1"/>Produz um grafico para visualizar área sob a curva ou entre curvas.</text:p>
      <text:p text:style-name="P44">## 2 <text:s text:c="28"/>Produz um grafico de colunas do vetor x.</text:p>
      <text:p text:style-name="P45">## 3 <text:s text:c="33"/>Produz um grafico circular (Pizza).</text:p>
      <text:p text:style-name="P46">## 4 <text:s text:c="46"/>Produz o boxplot de x.</text:p>
      <text:p text:style-name="P47">## 5 <text:s text:c="41"/>Produz um grafico em curva.</text:p>
      <text:p text:style-name="P48">## 6 <text:s text:c="32"/>Produz um grafico da densidade de x.</text:p>
      <text:p text:style-name="P49">## 7 <text:s text:c="40"/>Produz um grafico de pontos.</text:p>
      <text:p text:style-name="P50">## 8 <text:s text:c="36"/>Produz um histograma do vetor x.</text:p>
      <text:p text:style-name="P51">## 9 <text:s text:c="41"/>Produz um grafico de linhas</text:p>
      <text:p text:style-name="P52">## 10 <text:s text:c="24"/>Produz um grafico de dispersão entre x e y.</text:p>
      <text:p text:style-name="P53">## 11 <text:s text:c="13"/>plota os quantis de x usando como base a curva normal.</text:p>
      <text:p text:style-name="P54">## 12 <text:s text:c="36"/>Produz uma grade de retangulos.</text:p>
      <text:p text:style-name="P55">## 13 <text:s text:c="29"/>Produz um grafico em forma de violino.</text:p>
      <text:p text:style-name="P56"><text:s text:c="2"/>3. Nome dos argumentos para adicionar efeito em graficos do pacote ggplot2.</text:p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5T00:31:59Z</meta:creation-date>
    <dc:date>2022-03-05T00:31:59Z</dc:date>
    <meta:user-defined meta:name="date" meta:value-type="string">2022-03-04</meta:user-defined>
    <meta:user-defined meta:name="output" meta:value-type="string"/>
  </office:meta>
</office:document-meta>
</file>